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01e2f3" officeooo:paragraph-rsid="0001e2f3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7.5pt" officeooo:rsid="0000b077" officeooo:paragraph-rsid="0000b077" style:font-size-asian="15.3000001907349pt" style:font-size-complex="17.5pt"/>
    </style:style>
    <style:style style:name="P3" style:family="paragraph" style:parent-style-name="Header">
      <style:paragraph-properties fo:text-align="center" style:justify-single-word="false"/>
      <style:text-properties fo:font-size="20pt" officeooo:rsid="0000b077" officeooo:paragraph-rsid="0000b077" style:font-size-asian="17.5pt" style:font-size-complex="20pt"/>
    </style:style>
    <style:style style:name="P4" style:family="paragraph" style:parent-style-name="Footer">
      <style:text-properties fo:font-size="14pt" officeooo:rsid="0000b077" officeooo:paragraph-rsid="0000b077" style:font-size-asian="12.25pt" style:font-size-complex="14pt"/>
    </style:style>
    <style:style style:name="T1" style:family="text">
      <style:text-properties officeooo:rsid="000396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mo paragrafo: Struttura e Metrica</text:p>
      <text:p text:style-name="P2"/>
      <text:p text:style-name="P1">Il testo ci viene presentato dallo stesso Cavalcanti, come una ballata, ma con particolarità che la distinguono da essa, dando al testo una sfumatura diversa rispetto al<text:span text:style-name="T1">la</text:span> classic<text:span text:style-name="T1">a</text:span> metr<text:span text:style-name="T1">ica</text:span> della ballata. <text:span text:style-name="T1">Rispetto ad essa, in questo testo viene aumentato il numero di versi che supera i normali quattro per arrivare a sei nella ripresa, e sempre in essa, troviamo l'anomalia di avere cinque settenari dove solitamente troviamo endecasillabi. La fronte delle quattro stanze di dieci versi è composta da endecasillabi scindibili in due piedi ciascuno, mentre il sirma che si compone di un endecasillabo e cinque settenari con lo stesso schema della ripresa. Sirma e fronte sono giunti da un endecasillabo di attacco di schema Bccddx, che lo rende non correlato nella ripresa, ma richiamato nel primo verso della prima stanz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officeooo:rsid="0000b077" officeooo:paragraph-rsid="0000b077" style:font-size-asian="17.5pt" style:font-size-complex="20pt"/>
    </style:style>
    <style:style style:name="MP2" style:family="paragraph" style:parent-style-name="Footer">
      <style:text-properties fo:font-size="14pt" officeooo:rsid="0000b077" officeooo:paragraph-rsid="0000b077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alisi del testo di “Perch'i' no spero di tornar giammai” di Guido Cavalcanti</text:p>
      </style:header>
      <style:footer>
        <text:p text:style-name="MP2">Autore: Francesco Bonanno (aka mibofra aka Eli). Testo rilasciato sotto licenza Creative Commons (CC0 1.0 Universal). Versione 0.1prealpha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23:20:28.895739602</meta:creation-date>
    <dc:date>2014-10-16T00:15:48.866831758</dc:date>
    <meta:editing-duration>PT9M35S</meta:editing-duration>
    <meta:editing-cycles>1</meta:editing-cycles>
    <meta:document-statistic meta:table-count="0" meta:image-count="0" meta:object-count="0" meta:page-count="1" meta:paragraph-count="4" meta:word-count="167" meta:character-count="1075" meta:non-whitespace-character-count="912"/>
    <meta:generator>LibreOffice/4.2.1.1$Linux_x86 LibreOffice_project/420m0$Build-1</meta:generator>
  </office:meta>
</office:document-meta>
</file>